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7" style:family="paragraph" style:parent-style-name="Heading_20_4">
      <style:text-properties officeooo:paragraph-rsid="00ebe5df"/>
    </style:style>
    <style:style style:name="P8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4e0df9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7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8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20. Juli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36M50S</meta:editing-duration>
    <meta:editing-cycles>896</meta:editing-cycles>
    <meta:generator>LibreOffice/24.2.2.2$Windows_X86_64 LibreOffice_project/d56cc158d8a96260b836f100ef4b4ef25d6f1a01</meta:generator>
    <dc:date>2024-08-10T14:28:15.652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765" meta:non-whitespace-character-count="754"/>
  </office:meta>
</office:document-meta>
</file>